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E32]" office:value-type="float" office:value="26" calcext:value-type="float">
            <text:p>26</text:p>
          </table:table-cell>
          <table:table-cell table:formula="of:=[.D39]-40" office:value-type="float" office:value="-14" calcext:value-type="float">
            <text:p>-14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.00.0000</text:date>, <text:time style:data-style-name="N2" text:time-value="09:46:39.954129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6.3$Linux_X86_64 LibreOffice_project/10$Build-3</meta:generator>
    <dc:date>2019-07-23T09:48:11.874135687</dc:date>
    <meta:editing-duration>PT4H47M1S</meta:editing-duration>
    <meta:editing-cycles>71</meta:editing-cycles>
    <meta:document-statistic meta:table-count="1" meta:cell-count="93" meta:object-count="0"/>
  </office:meta>
</office:document-meta>
</file>